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OleObj6" manifest:media-type="application/octet-stream"/>
  <manifest:file-entry manifest:full-path="OleObj5" manifest:media-type="application/octet-stream"/>
  <manifest:file-entry manifest:full-path="OleObj1" manifest:media-type="application/octet-stream"/>
  <manifest:file-entry manifest:full-path="ObjectReplacements/OleObj6" manifest:media-type=""/>
  <manifest:file-entry manifest:full-path="ObjectReplacements/OleObj4" manifest:media-type=""/>
  <manifest:file-entry manifest:full-path="ObjectReplacements/OleObj3" manifest:media-type=""/>
  <manifest:file-entry manifest:full-path="ObjectReplacements/OleObj2" manifest:media-type=""/>
  <manifest:file-entry manifest:full-path="ObjectReplacements/OleObj5" manifest:media-type=""/>
  <manifest:file-entry manifest:full-path="ObjectReplacements/OleObj1" manifest:media-type=""/>
  <manifest:file-entry manifest:full-path="OleObj3" manifest:media-type="application/octet-stream"/>
  <manifest:file-entry manifest:full-path="OleObj2" manifest:media-type="application/octet-stream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leObj4" manifest:media-type="application/octet-strea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847cm" fo:margin-bottom="0.212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847cm" fo:margin-bottom="0.212cm" style:contextual-spacing="false" fo:line-height="100%" fo:text-align="center" style:justify-single-word="false"/>
      <style:text-properties style:use-window-font-color="true" loext:opacity="0%" style:font-name="Arial" fo:font-size="50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847cm" fo:margin-bottom="0cm" style:contextual-spacing="false" fo:line-height="100%" fo:text-align="start" style:justify-single-word="false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6" style:family="paragraph" style:parent-style-name="Standard">
      <style:paragraph-properties fo:margin-top="0.635cm" fo:margin-bottom="0.141cm" style:contextual-spacing="false" fo:line-height="100%" fo:text-align="start" style:justify-single-word="false"/>
    </style:style>
    <style:style style:name="P7" style:family="paragraph" style:parent-style-name="Standard">
      <style:paragraph-properties fo:margin-top="0.494cm" fo:margin-bottom="0.141cm" style:contextual-spacing="false" fo:line-height="100%" fo:text-align="start" style:justify-single-word="false"/>
      <style:text-properties fo:color="#000000" loext:opacity="100%" style:font-name="Arial" fo:font-size="13pt" fo:font-weight="bold" fo:background-color="transparent" style:font-name-asian="Arial" style:font-name-complex="Arial"/>
    </style:style>
    <style:style style:name="P8" style:family="paragraph" style:parent-style-name="Standard">
      <style:paragraph-properties fo:margin-top="0.423cm" fo:margin-bottom="0.423cm" style:contextual-spacing="false" fo:line-height="100%" fo:text-align="start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use-window-font-color="true" loext:opacity="0%" style:font-name="Arial" fo:font-size="11pt" fo:font-weight="bold" fo:background-color="transparent" style:font-name-asian="Arial" style:font-name-complex="Arial"/>
    </style:style>
    <style:style style:name="P10" style:family="paragraph" style:parent-style-name="Standard" style:list-style-name="L1">
      <style:paragraph-properties fo:margin-top="0.423cm" fo:margin-bottom="0cm" style:contextual-spacing="false" fo:line-height="100%" fo:text-align="start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12" style:family="paragraph" style:parent-style-name="Standard" style:list-style-name="L1">
      <style:paragraph-properties fo:margin-top="0cm" fo:margin-bottom="0.423cm" style:contextual-spacing="false" fo:line-height="100%" fo:text-align="start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7pt" fo:font-weight="bold" fo:background-color="transparent" style:font-name-asian="Arial" style:font-name-complex="Arial"/>
    </style:style>
    <style:style style:name="P14" style:family="paragraph" style:parent-style-name="Standard">
      <style:paragraph-properties fo:line-height="115%" fo:text-align="start" style:justify-single-word="false"/>
    </style:style>
    <style:style style:name="P15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bold" fo:background-color="transparent" style:font-name-asian="Arial" style:font-name-complex="Arial"/>
    </style:style>
    <style:style style:name="P17" style:family="paragraph" style:parent-style-name="Standard" style:list-style-name="L2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8" style:family="paragraph" style:parent-style-name="Standard" style:list-style-name="L2">
      <style:paragraph-properties fo:line-height="115%" fo:text-align="start" style:justify-single-word="false"/>
    </style:style>
    <style:style style:name="P19" style:family="paragraph" style:parent-style-name="Standard" style:list-style-name="L2">
      <style:paragraph-properties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20" style:family="paragraph" style:parent-style-name="Standard" style:list-style-name="L3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21" style:family="paragraph" style:parent-style-name="Standard" style:list-style-name="L3">
      <style:paragraph-properties fo:line-height="115%" fo:text-align="start" style:justify-single-word="false"/>
    </style:style>
    <style:style style:name="P22" style:family="paragraph" style:parent-style-name="Standard" style:list-style-name="L4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23" style:family="paragraph" style:parent-style-name="Standard" style:list-style-name="L4">
      <style:paragraph-properties fo:line-height="115%" fo:text-align="start" style:justify-single-word="false"/>
    </style:style>
    <style:style style:name="P24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bold" fo:background-color="transparent" style:font-name-asian="Arial" style:font-weight-asian="bold" style:font-name-complex="Arial" style:font-weight-complex="bold"/>
    </style:style>
    <style:style style:name="P25" style:family="paragraph" style:parent-style-name="Standard" style:list-style-name="L5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26" style:family="paragraph" style:parent-style-name="Standard" style:list-style-name="L5">
      <style:paragraph-properties fo:line-height="115%" fo:text-align="start" style:justify-single-word="false"/>
    </style:style>
    <style:style style:name="P27" style:family="paragraph" style:parent-style-name="Standard" style:list-style-name="L6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28" style:family="paragraph" style:parent-style-name="Standard" style:list-style-name="L6">
      <style:paragraph-properties fo:line-height="115%" fo:text-align="start" style:justify-single-word="false"/>
    </style:style>
    <style:style style:name="P29" style:family="paragraph" style:parent-style-name="Standard" style:list-style-name="L7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0" style:family="paragraph" style:parent-style-name="Standard" style:list-style-name="L7">
      <style:paragraph-properties fo:line-height="115%" fo:text-align="start" style:justify-single-word="false"/>
    </style:style>
    <style:style style:name="P31" style:family="paragraph" style:parent-style-name="Standard" style:list-style-name="L8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2" style:family="paragraph" style:parent-style-name="Standard" style:list-style-name="L8">
      <style:paragraph-properties fo:line-height="115%" fo:text-align="start" style:justify-single-word="false"/>
    </style:style>
    <style:style style:name="P33" style:family="paragraph" style:parent-style-name="Standard" style:list-style-name="L9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4" style:family="paragraph" style:parent-style-name="Standard" style:list-style-name="L9">
      <style:paragraph-properties fo:line-height="115%" fo:text-align="start" style:justify-single-word="false"/>
    </style:style>
    <style:style style:name="P35" style:family="paragraph" style:parent-style-name="Standard">
      <style:paragraph-properties fo:margin-top="0.635cm" fo:margin-bottom="0.141cm" style:contextual-spacing="false" fo:line-height="100%" fo:text-align="start" style:justify-single-word="false"/>
      <style:text-properties style:use-window-font-color="true" loext:opacity="0%" style:font-name="Arial" fo:font-size="17pt" fo:font-weight="bold" fo:background-color="transparent" style:font-name-asian="Arial" style:font-name-complex="Arial"/>
    </style:style>
    <style:style style:name="P36" style:family="paragraph" style:parent-style-name="Standard">
      <style:paragraph-properties fo:margin-top="0.494cm" fo:margin-bottom="0.141cm" style:contextual-spacing="false" fo:line-height="100%" fo:text-align="start" style:justify-single-word="false"/>
    </style:style>
    <style:style style:name="P3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8" style:family="paragraph" style:parent-style-name="Standard" style:list-style-name="L10">
      <style:paragraph-properties fo:margin-left="-0.136cm" fo:margin-top="0.423cm" fo:margin-bottom="0.423cm" style:contextual-spacing="false" fo:line-height="100%" fo:text-align="start" style:justify-single-word="false" fo:text-indent="0.136cm" style:auto-text-indent="false">
        <style:tab-stops>
          <style:tab-stop style:position="0cm"/>
        </style:tab-stops>
      </style:paragraph-properties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39" style:family="paragraph" style:parent-style-name="Standard" style:list-style-name="L11">
      <style:paragraph-properties fo:margin-left="-0.136cm" fo:margin-top="0.423cm" fo:margin-bottom="0.423cm" style:contextual-spacing="false" fo:line-height="100%" fo:text-align="start" style:justify-single-word="false" fo:text-indent="0.136cm" style:auto-text-indent="false">
        <style:tab-stops>
          <style:tab-stop style:position="0cm"/>
        </style:tab-stops>
      </style:paragraph-properties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40" style:family="paragraph" style:parent-style-name="Standard" style:list-style-name="L12">
      <style:paragraph-properties fo:margin-left="-0.136cm" fo:margin-top="0.423cm" fo:margin-bottom="0.423cm" style:contextual-spacing="false" fo:line-height="100%" fo:text-align="start" style:justify-single-word="false" fo:text-indent="0.136cm" style:auto-text-indent="false">
        <style:tab-stops>
          <style:tab-stop style:position="0cm"/>
        </style:tab-stops>
      </style:paragraph-properties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41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42" style:family="paragraph" style:parent-style-name="Standard" style:list-style-name="L13">
      <style:paragraph-properties fo:margin-top="0.423cm" fo:margin-bottom="0.423cm" style:contextual-spacing="false" fo:line-height="100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43" style:family="paragraph" style:parent-style-name="Standard" style:list-style-name="L13">
      <style:paragraph-properties fo:margin-top="0.423cm" fo:margin-bottom="0.423cm" style:contextual-spacing="false" fo:line-height="100%" fo:text-align="start" style:justify-single-word="false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Arial" fo:font-size="17pt" fo:font-weight="bold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1pt" fo:font-weight="bold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font-name="Arial" fo:font-size="11pt" fo:font-style="italic" fo:font-weight="normal" fo:background-color="transparent" loext:char-shading-value="0" style:font-name-asian="Arial" style:font-name-complex="Arial"/>
    </style:style>
    <style:style style:name="T6" style:family="text">
      <style:text-properties fo:color="#000000" loext:opacity="100%" style:font-name="Arial" fo:font-size="13pt" fo:font-weight="bold" fo:background-color="transparent" loext:char-shading-value="0" style:font-name-asian="Arial" style:font-name-complex="Arial"/>
    </style:style>
    <style:style style:name="T7" style:family="text">
      <style:text-properties style:use-window-font-color="true" loext:opacity="0%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space-before="0.635cm" text:min-label-width="0.635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loext:num-list-format="%1%" text:bullet-char="•">
        <style:list-level-properties text:space-before="0.751cm" text:min-label-width="0.635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1cm" text:min-label-width="0.635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1cm" text:min-label-width="0.635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2">Document d’analyse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/>
      <text:p text:style-name="P4"/>
      <text:p text:style-name="P4">Site dynamique de vente en ligne</text:p>
      <text:p text:style-name="P5">Groupe_3_3</text:p>
      <text:p text:style-name="P6"><text:soft-page-break/><text:span text:style-name="T2">1. Approche</text:span></text:p>
      <text:p text:style-name="P7">1.1 Présentation</text:p>
      <text:p text:style-name="P8"><text:span text:style-name="T3">Groupe :</text:span><text:span text:style-name="T4"> </text:span><text:span text:style-name="T5">Groupe_3_3</text:span></text:p>
      <text:p text:style-name="P9">Membres du groupe :</text:p>
      <text:list text:style-name="L1">
        <text:list-item>
          <text:p text:style-name="P10">Enzo Chelli<text:line-break/></text:p>
        </text:list-item>
        <text:list-item>
          <text:p text:style-name="P11">Esteban Fourage<text:line-break/></text:p>
        </text:list-item>
        <text:list-item>
          <text:p text:style-name="P11">Lilian Lucas<text:line-break/></text:p>
        </text:list-item>
        <text:list-item>
          <text:p text:style-name="P12">Shawn Musset<text:line-break/></text:p>
        </text:list-item>
      </text:list>
      <text:p text:style-name="P13">Organisation du groupe</text:p>
      <text:p text:style-name="P14"><text:span text:style-name="T1"/></text:p>
      <text:p text:style-name="P15">Le travail a été organisé de manière collaborative afin d’assurer une répartition équilibrée des tâches et une bonne progression du projet.</text:p>
      <text:p text:style-name="P14"><text:span text:style-name="T1"/></text:p>
      <text:p text:style-name="P16">Répartition des rôles :</text:p>
      <text:p text:style-name="P14"><text:span text:style-name="T1"/></text:p>
      <text:p text:style-name="P15">Analyse des besoins et rédaction du document d’analyse : travail collectif.</text:p>
      <text:p text:style-name="P14"><text:span text:style-name="T1"/></text:p>
      <text:p text:style-name="P15">Étude fonctionnelle et modélisation UML : Etude fonctionnelle: Collectif et Modélisation UML: MUSSET Shawn et CHELLI Enzo.</text:p>
      <text:p text:style-name="P14"><text:span text:style-name="T1"/></text:p>
      <text:p text:style-name="P15">Conception et développement du site : FOURAGE Esteban et LUCAS Lilian.</text:p>
      <text:p text:style-name="P14"><text:span text:style-name="T1"/></text:p>
      <text:p text:style-name="P15">Documentation et validation finale :travail collectif.</text:p>
      <text:p text:style-name="P14"><text:span text:style-name="T1"/></text:p>
      <text:p text:style-name="P16">Mode de communication :</text:p>
      <text:p text:style-name="P14"><text:span text:style-name="T1"/></text:p>
      <text:p text:style-name="P15">Rassemblement régulier en présentiel durant les séances de TD.</text:p>
      <text:p text:style-name="P14"><text:span text:style-name="T1"/></text:p>
      <text:p text:style-name="P15">Échanges via outils numériques (Instagram, Discord).</text:p>
      <text:p text:style-name="P14"><text:span text:style-name="T1"/></text:p>
      <text:p text:style-name="P15">Utilisation d’un espace de stockage collaboratif pour centraliser les fichiers : Git</text:p>
      <text:p text:style-name="P14"><text:span text:style-name="T1"/></text:p>
      <text:p text:style-name="P16">Méthode de travail adoptée :</text:p>
      <text:p text:style-name="P14"><text:span text:style-name="T1"/></text:p>
      <text:p text:style-name="P15">Travail itératif avec identification progressive des besoins.</text:p>
      <text:p text:style-name="P14"><text:span text:style-name="T1"/></text:p>
      <text:p text:style-name="P15">Découpage du projet par fonctionnalités (gestion des produits, commandes, administration).</text:p>
      <text:p text:style-name="P14"><text:span text:style-name="T1"/></text:p>
      <text:p text:style-name="P15">Validation collective des décisions importantes.</text:p>
      <text:p text:style-name="P14"><text:soft-page-break/><text:span text:style-name="T1"/></text:p>
      <text:p text:style-name="P15">Cette organisation a permis de maintenir une vision globale du projet tout en assurant une répartition claire et efficace des responsabilités.</text:p>
      <text:p text:style-name="P14"><text:span text:style-name="T1"/></text:p>
      <text:p text:style-name="P13">1.2 Démarche suivie pour l’identification des besoins</text:p>
      <text:p text:style-name="P14"><text:span text:style-name="T1"/></text:p>
      <text:p text:style-name="P15">L’identification des besoins fonctionnels du site de vente en ligne s’est déroulée en plusieurs étapes.</text:p>
      <text:p text:style-name="P14"><text:span text:style-name="T1"/></text:p>
      <text:p text:style-name="P16">Collecte des besoins :</text:p>
      <text:p text:style-name="P14"><text:span text:style-name="T1"/></text:p>
      <text:list text:style-name="L2">
        <text:list-item>
          <text:p text:style-name="P17">Analyse détaillée de l’énoncé de la SAE.</text:p>
          <text:p text:style-name="P18"><text:span text:style-name="T1"/></text:p>
        </text:list-item>
        <text:list-item>
          <text:p text:style-name="P17">Étude des attentes générales d’un site de commerce en ligne.</text:p>
          <text:p text:style-name="P18"><text:span text:style-name="T1"/></text:p>
        </text:list-item>
        <text:list-item>
          <text:p text:style-name="P17">Observation et analyse de sites de vente en ligne existants (exemples : Amazon, Cdiscount, Fnac).</text:p>
          <text:p text:style-name="P19"/>
        </text:list-item>
        <text:list-item>
          <text:p text:style-name="P17">Simulation de rôles au sein du groupe (client, administrateur, personnel de vente) afin d’identifier les besoins concrets de chaque acteur.</text:p>
        </text:list-item>
      </text:list>
      <text:p text:style-name="P14"><text:span text:style-name="T1"/></text:p>
      <text:p text:style-name="P16">Analyse et reformulation :</text:p>
      <text:p text:style-name="P14"><text:span text:style-name="T1"/></text:p>
      <text:list text:style-name="L3">
        <text:list-item>
          <text:p text:style-name="P20">Les besoins bruts ont été reformulés sous forme de fonctionnalités claires et compréhensibles.</text:p>
          <text:p text:style-name="P21"><text:span text:style-name="T1"/></text:p>
        </text:list-item>
        <text:list-item>
          <text:p text:style-name="P20">Distinction entre besoins fonctionnels (actions possibles sur le site) et non fonctionnels (contraintes techniques et qualitatives).</text:p>
          <text:p text:style-name="P21"><text:span text:style-name="T1"/></text:p>
        </text:list-item>
        <text:list-item>
          <text:p text:style-name="P20">Regroupement des besoins par type d’utilisateur (client, administrateur).</text:p>
        </text:list-item>
      </text:list>
      <text:p text:style-name="P14"><text:span text:style-name="T1"/></text:p>
      <text:p text:style-name="P16">Validation et structuration :</text:p>
      <text:p text:style-name="P14"><text:span text:style-name="T1"/></text:p>
      <text:list text:style-name="L4">
        <text:list-item>
          <text:p text:style-name="P22">Priorisation des besoins essentiels au bon fonctionnement du site.</text:p>
          <text:p text:style-name="P23"><text:span text:style-name="T1"/></text:p>
        </text:list-item>
        <text:list-item>
          <text:p text:style-name="P22">Validation collective lors des réunions de groupe.</text:p>
          <text:p text:style-name="P23"><text:span text:style-name="T1"/></text:p>
        </text:list-item>
        <text:list-item>
          <text:p text:style-name="P22">Structuration des besoins pour faciliter la conception des diagrammes UML et le développement.</text:p>
        </text:list-item>
      </text:list>
      <text:p text:style-name="P14"><text:span text:style-name="T1"/></text:p>
      <text:p text:style-name="P24">Sources étudiées :</text:p>
      <text:p text:style-name="P14"><text:span text:style-name="T1"/></text:p>
      <text:list text:style-name="L5">
        <text:list-item>
          <text:p text:style-name="P25">Énoncé officiel de la SAE.</text:p>
          <text:p text:style-name="P26"><text:span text:style-name="T1"/></text:p>
        </text:list-item>
        <text:list-item>
          <text:p text:style-name="P25">Documents pédagogiques fournis en cours.</text:p>
          <text:p text:style-name="P26"><text:span text:style-name="T1"/></text:p>
        </text:list-item>
        <text:list-item>
          <text:p text:style-name="P25">Analyse de sites e-commerce existants (Amazon, sites de boutiques en ligne).</text:p>
          <text:p text:style-name="P26"><text:span text:style-name="T1"/></text:p>
        </text:list-item>
        <text:list-item>
          <text:p text:style-name="P25"><text:soft-page-break/>Bonnes pratiques en matière de commerce électronique.</text:p>
          <text:p text:style-name="P26"><text:span text:style-name="T1"/></text:p>
        </text:list-item>
        <text:list-item>
          <text:p text:style-name="P25">Échanges oraux au sein du groupe et mises en situation simulées.</text:p>
          <text:p text:style-name="P26"><text:span text:style-name="T1"/></text:p>
        </text:list-item>
        <text:list-item>
          <text:p text:style-name="P25">Cette démarche garantit une analyse rigoureuse et une bonne traçabilité des besoins identifiés.</text:p>
        </text:list-item>
      </text:list>
      <text:p text:style-name="P14"><text:span text:style-name="T1"/></text:p>
      <text:p text:style-name="P13">1.3 Besoins non fonctionnels identifiés</text:p>
      <text:p text:style-name="P14"><text:span text:style-name="T1"/></text:p>
      <text:p text:style-name="P15">Le site de vente en ligne doit respecter plusieurs besoins non fonctionnels essentiels :</text:p>
      <text:p text:style-name="P14"><text:span text:style-name="T1"/></text:p>
      <text:p text:style-name="P16">Performance :</text:p>
      <text:p text:style-name="P14"><text:span text:style-name="T1"/></text:p>
      <text:list text:style-name="L6">
        <text:list-item>
          <text:p text:style-name="P27">Temps de chargement rapide des pages.</text:p>
          <text:p text:style-name="P28"><text:span text:style-name="T1"/></text:p>
        </text:list-item>
        <text:list-item>
          <text:p text:style-name="P27">Gestion efficace de plusieurs utilisateurs simultanés.</text:p>
        </text:list-item>
      </text:list>
      <text:p text:style-name="P14"><text:span text:style-name="T1"/></text:p>
      <text:p text:style-name="P16">Sécurité :</text:p>
      <text:p text:style-name="P14"><text:span text:style-name="T1"/></text:p>
      <text:list text:style-name="L7">
        <text:list-item>
          <text:p text:style-name="P29">Protection des données personnelles des clients.</text:p>
          <text:p text:style-name="P30"><text:span text:style-name="T1"/></text:p>
        </text:list-item>
        <text:list-item>
          <text:p text:style-name="P29">Sécurisation des comptes utilisateurs (authentification).</text:p>
          <text:p text:style-name="P30"><text:span text:style-name="T1"/></text:p>
        </text:list-item>
        <text:list-item>
          <text:p text:style-name="P29">Respect des règles liées à la protection des données (RGPD).</text:p>
          <text:p text:style-name="P30"><text:span text:style-name="T1"/></text:p>
        </text:list-item>
        <text:list-item>
          <text:p text:style-name="P29">Ergonomie et accessibilité :</text:p>
          <text:p text:style-name="P30"><text:span text:style-name="T1"/></text:p>
        </text:list-item>
        <text:list-item>
          <text:p text:style-name="P29">Interface intuitive et simple à utiliser.</text:p>
          <text:p text:style-name="P30"><text:span text:style-name="T1"/></text:p>
        </text:list-item>
        <text:list-item>
          <text:p text:style-name="P29">Navigation claire entre les pages.</text:p>
          <text:p text:style-name="P30"><text:span text:style-name="T1"/></text:p>
        </text:list-item>
        <text:list-item>
          <text:p text:style-name="P29">Accessibilité depuis différents types d’utilisateurs.</text:p>
        </text:list-item>
      </text:list>
      <text:p text:style-name="P14"><text:span text:style-name="T1"/></text:p>
      <text:p text:style-name="P16">Compatibilité :</text:p>
      <text:p text:style-name="P14"><text:span text:style-name="T1"/></text:p>
      <text:list text:style-name="L8">
        <text:list-item>
          <text:p text:style-name="P31">Fonctionnement sur les principaux navigateurs web.</text:p>
          <text:p text:style-name="P32"><text:span text:style-name="T1"/></text:p>
        </text:list-item>
        <text:list-item>
          <text:p text:style-name="P31">Adaptation aux différents appareils (ordinateur, tablette, smartphone).</text:p>
        </text:list-item>
      </text:list>
      <text:p text:style-name="P14"><text:span text:style-name="T1"/></text:p>
      <text:p text:style-name="P16">Maintenabilité :</text:p>
      <text:p text:style-name="P14"><text:span text:style-name="T1"/></text:p>
      <text:list text:style-name="L9">
        <text:list-item>
          <text:p text:style-name="P33">Code structuré et compréhensible.</text:p>
          <text:p text:style-name="P34"><text:span text:style-name="T1"/></text:p>
        </text:list-item>
        <text:list-item>
          <text:p text:style-name="P33">Possibilité de faire évoluer le site (ajout de fonctionnalités).</text:p>
          <text:p text:style-name="P34"><text:span text:style-name="T1"/></text:p>
        </text:list-item>
        <text:list-item>
          <text:p text:style-name="P33">Contraintes techniques et pédagogiques :</text:p>
          <text:p text:style-name="P34"><text:span text:style-name="T1"/></text:p>
        </text:list-item>
        <text:list-item>
          <text:p text:style-name="P33">Hébergement sur des serveurs gérés par la société.</text:p>
          <text:p text:style-name="P34"><text:soft-page-break/><text:span text:style-name="T1"/></text:p>
        </text:list-item>
        <text:list-item>
          <text:p text:style-name="P33">Respect des technologies vues en cours.</text:p>
        </text:list-item>
      </text:list>
      <text:p text:style-name="P14"><text:span text:style-name="T1"/></text:p>
      <text:p text:style-name="P35">2. Diagramme de cas d’utilisation et scénarios</text:p>
      <text:p text:style-name="P7">2.1 Diagramme de cas d’utilisation</text:p>
      <text:p text:style-name="P36"><text:span text:style-name="T6"/></text:p>
      <text:p text:style-name="P36"><draw:frame draw:style-name="fr1" draw:name="Objet1" text:anchor-type="as-char" svg:width="14.658cm" style:rel-width="scale" svg:height="10.42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9">Acteurs identifiés</text:p>
      <text:p text:style-name="P37">Le diagramme de cas d’utilisation présente trois acteurs principaux :</text:p>
      <text:p text:style-name="P8"><text:span text:style-name="T7">Visiteur :</text:span><text:span text:style-name="T4"><text:line-break/>Utilisateur non authentifié du site. Il peut naviguer librement sur la plateforme afin de découvrir les produits.</text:span></text:p>
      <text:p text:style-name="P8"><text:span text:style-name="T7">Client :</text:span><text:span text:style-name="T4"><text:line-break/>Utilisateur authentifié disposant d’un compte. Il peut effectuer des achats et gérer ses informations personnelles. Un visiteur devient client après la création d’un compte.</text:span></text:p>
      <text:p text:style-name="P8"><text:span text:style-name="T7">Administrateur :</text:span><text:span text:style-name="T4"><text:line-break/>Acteur responsable de l’administration du site. Il assure la gestion des données, des utilisateurs et du bon fonctionnement global du système.</text:span></text:p>
      <text:p text:style-name="P9"><text:soft-page-break/>Grandes fonctionnalités accessibles à chaque acteur :</text:p>
      <text:p text:style-name="P8"><text:span text:style-name="T7">Visiteur :</text:span><text:span text:style-name="T4"><text:line-break/>Les fonctionnalités accessibles sans authentification sont :</text:span></text:p>
      <text:list text:style-name="L10">
        <text:list-item>
          <text:p text:style-name="P38">Rechercher un produit</text:p>
        </text:list-item>
        <text:list-item>
          <text:p text:style-name="P38">Consulter les produits</text:p>
        </text:list-item>
        <text:list-item>
          <text:p text:style-name="P38">Créer un compte</text:p>
        </text:list-item>
      </text:list>
      <text:p text:style-name="P37">Après la création du compte, le visiteur obtient le statut de client.</text:p>
      <text:p text:style-name="P8"><text:span text:style-name="T7">Client :</text:span><text:span text:style-name="T4"><text:line-break/>Les fonctionnalités accessibles après authentification sont :</text:span></text:p>
      <text:list text:style-name="L11">
        <text:list-item>
          <text:p text:style-name="P39">Se connecter</text:p>
        </text:list-item>
        <text:list-item>
          <text:p text:style-name="P39">Consulter le panier</text:p>
        </text:list-item>
        <text:list-item>
          <text:p text:style-name="P39">Ajouter un produit au panier</text:p>
        </text:list-item>
        <text:list-item>
          <text:p text:style-name="P39">Retirer un produit du panier</text:p>
        </text:list-item>
        <text:list-item>
          <text:p text:style-name="P39">Consulter ses commandes</text:p>
        </text:list-item>
        <text:list-item>
          <text:p text:style-name="P39">Payer une commande</text:p>
        </text:list-item>
        <text:list-item>
          <text:p text:style-name="P39">Gérer son compte</text:p>
        </text:list-item>
      </text:list>
      <text:p text:style-name="P37">Ces fonctionnalités couvrent l’ensemble du processus d’achat sur le site.</text:p>
      <text:p text:style-name="P8"><text:span text:style-name="T7">Administrateur :</text:span><text:span text:style-name="T4"><text:line-break/>Les fonctionnalités de gestion du système sont :</text:span></text:p>
      <text:list text:style-name="L12">
        <text:list-item>
          <text:p text:style-name="P40">Se connecter</text:p>
        </text:list-item>
        <text:list-item>
          <text:p text:style-name="P40">Gérer les produits</text:p>
        </text:list-item>
        <text:list-item>
          <text:p text:style-name="P40">Gérer les utilisateurs</text:p>
        </text:list-item>
        <text:list-item>
          <text:p text:style-name="P40"><text:soft-page-break/>Gérer les commandes</text:p>
        </text:list-item>
        <text:list-item>
          <text:p text:style-name="P40">Consulter les statistiques</text:p>
        </text:list-item>
      </text:list>
      <text:p text:style-name="P37">L’administrateur dispose de droits étendus lui permettant de superviser l’activité du site.</text:p>
      <text:p text:style-name="P9">Rôle global du diagramme</text:p>
      <text:p text:style-name="P37">Le diagramme de cas d’utilisation fournit une vue fonctionnelle globale du système du point de vue des utilisateurs. Il permet d’identifier les différents acteurs, de comprendre les fonctionnalités auxquelles chacun a accès et de visualiser les interactions possibles avec le système.</text:p>
      <text:p text:style-name="P8"><text:span text:style-name="T1"/></text:p>
      <text:p text:style-name="P8"><text:span text:style-name="T1"/></text:p>
      <text:p text:style-name="P14"><text:span text:style-name="T1"/></text:p>
      <text:p text:style-name="P7">2.2 Scénarios sous forme de diagrammes d’activité</text:p>
      <text:p text:style-name="P8"><text:span text:style-name="T5"/></text:p>
      <text:p text:style-name="P8"><draw:frame draw:style-name="fr1" draw:name="Objet2" text:anchor-type="as-char" svg:width="10.557cm" style:rel-width="scale" svg:height="10.742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text:span text:style-name="T4"><text:line-break/></text:span></text:p>
      <text:p text:style-name="P8"><text:span text:style-name="T5"/></text:p>
      <text:p text:style-name="P8"><text:soft-page-break/><draw:frame draw:style-name="fr1" draw:name="Objet3" text:anchor-type="as-char" svg:width="10.054cm" style:rel-width="scale" svg:height="11.007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><draw:frame draw:style-name="fr1" draw:name="Objet4" text:anchor-type="as-char" svg:width="7.768cm" style:rel-width="scale" svg:height="11.113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text:span text:style-name="T4"><text:line-break/></text:span></text:p>
      <text:p text:style-name="P8"><text:span text:style-name="T5"/></text:p>
      <text:p text:style-name="P8"><text:soft-page-break/><draw:frame draw:style-name="fr1" draw:name="Objet5" text:anchor-type="as-char" svg:width="9.188cm" style:rel-width="scale" svg:height="11.324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text:span text:style-name="T4"><text:line-break/></text:span><draw:frame draw:style-name="fr1" draw:name="Objet6" text:anchor-type="as-char" svg:width="14.658cm" style:rel-width="scale" svg:height="5.95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35">3. Diagramme de classes d’analyse</text:p>
      <text:p text:style-name="P41">Voir dans dossier Diagrammes du Rendu : Diagramme_de_classe_analyse.png</text:p>
      <text:p text:style-name="P9">Principales classes identifiées :</text:p>
      <text:p text:style-name="P37">BD<text:line-break/>Serveur<text:line-break/>Visiteur<text:line-break/>Client<text:line-break/>Administrateur<text:line-break/>Produit<text:line-break/>Categorie<text:line-break/><text:soft-page-break/>Panier<text:line-break/>Commande</text:p>
      <text:p text:style-name="P9">Responsabilités des classes :</text:p>
      <text:p text:style-name="P37"><text:span text:style-name="T8">BD :</text:span><text:line-break/>Représente la base de données du système.<text:line-break/>Elle stocke les comptes clients, les administrateurs, les produits et les commandes.</text:p>
      <text:p text:style-name="P37"><text:span text:style-name="T8">Serveur :</text:span><text:line-break/>Assure l’accès au système et la communication entre les utilisateurs et la base de données.</text:p>
      <text:p text:style-name="P37"><text:span text:style-name="T8">Visiteur :</text:span><text:line-break/>Représente un utilisateur non authentifié.<text:line-break/>Il peut se connecter au serveur pour consulter le site.</text:p>
      <text:p text:style-name="P37"><text:span text:style-name="T8">Client :</text:span><text:line-break/>Représente un utilisateur authentifié.<text:line-break/>Responsable de l’identification, de la gestion du panier et des commandes.</text:p>
      <text:p text:style-name="P37"><text:span text:style-name="T8">Administrateur :</text:span><text:line-break/>Représente un utilisateur ayant des droits étendus.<text:line-break/>Il gère les produits, les catégories, les utilisateurs et les commandes.</text:p>
      <text:p text:style-name="P37"><text:span text:style-name="T8">Produit :</text:span><text:line-break/>Représente un article mis en vente.<text:line-break/>Il contient les informations essentielles telles que le nom, le prix, la description, les images et la quantité disponible.</text:p>
      <text:p text:style-name="P37"><text:span text:style-name="T8">Categorie :</text:span><text:line-break/>Permet de classer les produits afin de faciliter la recherche et la consultation.</text:p>
      <text:p text:style-name="P37"><text:span text:style-name="T8">Panier :</text:span><text:line-break/>Représente l’ensemble des produits sélectionnés par un client avant la commande.</text:p>
      <text:p text:style-name="P37"><text:span text:style-name="T8">Commande :</text:span><text:line-break/>Représente une transaction validée contenant les produits achetés par le client.</text:p>
      <text:p text:style-name="P9">Relations entre les classes :</text:p>
      <text:p text:style-name="P37"><text:span text:style-name="T8">Associations :</text:span><text:line-break/>Un serveur est connecté à plusieurs visiteurs.<text:line-break/>Un client utilise un panier.<text:line-break/>Un panier contient plusieurs produits.<text:line-break/>Une commande contient des produits.<text:line-break/>Un produit appartient à une <text:s/>catégorie.<text:line-break/><text:soft-page-break/>Les données des produits, commandes et comptes sont enregistrées dans la base de données.</text:p>
      <text:p text:style-name="P37"><text:span text:style-name="T8">Héritage :</text:span><text:line-break/>Client hérite de Visiteur, ce qui signifie qu’un client possède toutes les caractéristiques d’un visiteur avec des fonctionnalités supplémentaires.<text:line-break/>Administrateur hérite de Client, ce qui lui donne des droits plus étendus.</text:p>
      <text:p text:style-name="P37"><text:span text:style-name="T8">Composition :</text:span><text:line-break/>Le panier est lié au client de manière forte, car il dépend de l’existence du client.<text:line-break/>La commande est liée aux produits qu’elle contient.</text:p>
      <text:p text:style-name="P9">Lien entre les classes et les besoins fonctionnels :</text:p>
      <text:p text:style-name="P37">Ce diagramme de classes traduit les besoins fonctionnels du système de vente en ligne :</text:p>
      <text:list text:style-name="L13">
        <text:list-item>
          <text:p text:style-name="P42">La consultation des produits et des catégories est assurée par les classes Produit et Categorie.</text:p>
        </text:list-item>
        <text:list-item>
          <text:p text:style-name="P42">La gestion du panier et du processus d’achat est représentée par les classes Panier et Commande.</text:p>
        </text:list-item>
        <text:list-item>
          <text:p text:style-name="P42">La gestion des utilisateurs est modélisée par les classes Visiteur, Client et Administrateur.</text:p>
        </text:list-item>
        <text:list-item>
          <text:p text:style-name="P42">Le stockage et la persistance des données sont assurés par la classe BD.</text:p>
        </text:list-item>
        <text:list-item>
          <text:p text:style-name="P43"><text:span text:style-name="T4">La communication entre les utilisateurs et le système est assurée par la classe Serveur.</text:span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9T17:36:50.382933758</dc:date>
    <meta:editing-duration>PT3M31S</meta:editing-duration>
    <meta:editing-cycles>1</meta:editing-cycles>
    <meta:document-statistic meta:table-count="0" meta:image-count="0" meta:object-count="6" meta:page-count="11" meta:paragraph-count="157" meta:word-count="1245" meta:character-count="8107" meta:non-whitespace-character-count="7061"/>
    <meta:generator>LibreOffice/25.8.4.2$Linux_X86_64 LibreOffice_project/290daaa01b999472f0c7a3890eb6a550fd74c6df</meta:generator>
  </office:meta>
</office:document-meta>
</file>